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16378" table:default-cell-style-name="ce3"/>
        <table:table-row table:style-name="ro1">
          <table:table-cell table:style-name="ce1" office:value-type="string" calcext:value-type="string">
            <text:p>Дискретные входы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Ячейка NO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Выбор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Постоянный 0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Постоянная 1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DI 1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DI 2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DI 3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DI 4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/>
          <table:table-cell/>
          <table:table-cell office:value-type="string" calcext:value-type="string">
            <text:p>[DI 5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DI 6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DI 7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DI 8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DI 9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DI 10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Em Stop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AC Lost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DC Lost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Panel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Инверсия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Выкл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office:value-type="string" calcext:value-type="string">
            <text:p>[Вкл]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Фильтр</text:p>
          </table:table-cell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T set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Default" table:number-columns-repeated="3"/>
          <table:table-cell office:value-type="string" calcext:value-type="string">
            <text:p>[0-1s]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T reset</text:p>
          </table:table-cell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Default" table:number-columns-repeated="3"/>
          <table:table-cell office:value-type="string" calcext:value-type="string">
            <text:p>[0-1s]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Тип фильтра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 table:number-columns-repeated="3"/>
          <table:table-cell office:value-type="string" calcext:value-type="string">
            <text:p>[-]</text:p>
          </table:table-cell>
          <table:table-cell table:style-name="Default"/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Ячейка NC</text:p>
          </table:table-cell>
          <table:table-cell table:style-name="Default"/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Выбор</text:p>
          </table:table-cell>
          <table:table-cell table:number-columns-repeated="16381"/>
        </table:table-row>
        <table:table-row table:style-name="ro1"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Инверсия</text:p>
          </table:table-cell>
          <table:table-cell table:number-columns-repeated="16381"/>
        </table:table-row>
        <table:table-row table:style-name="ro1"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Фильтр</text:p>
          </table:table-cell>
          <table:table-cell table:number-columns-repeated="16381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Ячейка Защита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Опробовани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Разрешение работы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Больш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Меньше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Ручной/Автомат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Мест/Дист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Вперёд/Назад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Сброс ошибки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Грибок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Контактор</text:p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number-columns-repeated="16382"/>
        </table:table-row>
        <table:table-row table:style-name="ro1">
          <table:table-cell/>
          <table:table-cell table:style-name="ce1" office:value-type="string" calcext:value-type="string">
            <text:p>Расцепитель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number-columns-repeated="16382"/>
        </table:table-row>
        <table:table-row table:style-name="ro1">
          <table:table-cell table:style-name="Default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Дискретные выходы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DO 1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Выбор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Готовность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Работа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Ошибка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Предупреждение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Ограничители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ВВ Вкл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Ручной/Автомат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Мест/Дист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Вперёд/Назад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Вентилятор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Контактор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Расцепитель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Внешний тормоз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Инвертирование возбуждения]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/>
          <table:table-cell office:value-type="string" calcext:value-type="string">
            <text:p>[Внешний возбудитель вкл]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/>
          <table:table-cell office:value-type="string" calcext:value-type="string">
            <text:p>[Включение пускового сопротивления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Пользовательский выход 0]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Пользовательский выход 1]</text:p>
          </table:table-cell>
          <table:table-cell table:style-name="Default"/>
          <table:table-cell table:number-columns-repeated="16380"/>
        </table:table-row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Инверсия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office:value-type="string" calcext:value-type="string">
            <text:p>[Выкл]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/>
          <table:table-cell office:value-type="string" calcext:value-type="string">
            <text:p>[Вкл]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Фильтр</text:p>
          </table:table-cell>
          <table:table-cell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T set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 table:number-columns-repeated="3"/>
          <table:table-cell office:value-type="string" calcext:value-type="string">
            <text:p>[0-1s]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T reset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 table:number-columns-repeated="3"/>
          <table:table-cell office:value-type="string" calcext:value-type="string">
            <text:p>[0-1s]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Тип фильтра</text:p>
          </table:table-cell>
          <table:table-cell table:number-columns-repeated="16380"/>
        </table:table-row>
        <table:table-row table:style-name="ro1">
          <table:table-cell table:style-name="Default" table:number-columns-repeated="3"/>
          <table:table-cell office:value-type="string" calcext:value-type="string">
            <text:p>[-]</text:p>
          </table:table-cell>
          <table:table-cell table:number-columns-repeated="16380"/>
        </table:table-row>
        <table:table-row table:style-name="ro1">
          <table:table-cell table:style-name="Default"/>
          <table:table-cell table:style-name="ce1" office:value-type="string" calcext:value-type="string">
            <text:p>DO 2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Выбор</text:p>
          </table:table-cell>
          <table:table-cell table:number-columns-repeated="16381"/>
        </table:table-row>
        <table:table-row table:style-name="ro1"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Инверсия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 office:value-type="string" calcext:value-type="string">
            <text:p>Фильтр</text:p>
          </table:table-cell>
          <table:table-cell table:number-columns-repeated="16381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text:p>DO 3</text:p>
          </table:table-cell>
          <table:table-cell table:style-name="Default"/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O 4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O 5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O 6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O 7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DO 8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Relay 1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Relay 2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Relay 3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Relay 4</text:p>
          </table:table-cell>
          <table:table-cell table:number-columns-repeated="16382"/>
        </table:table-row>
        <table:table-row table:style-name="ro1">
          <table:table-cell/>
          <table:table-cell table:style-name="ce2" office:value-type="string" calcext:value-type="string">
            <text:p>-&gt;</text:p>
          </table:table-cell>
          <table:table-cell table:style-name="ce1"/>
          <table:table-cell table:number-columns-repeated="16381"/>
        </table:table-row>
        <table:table-row table:style-name="ro1" table:number-rows-repeated="4">
          <table:table-cell table:style-name="Default" table:number-columns-repeated="4"/>
          <table:table-cell table:number-columns-repeated="16380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2T09:01:18.923376857</dc:date>
    <meta:editing-duration>PT16H41M32S</meta:editing-duration>
    <meta:editing-cycles>10</meta:editing-cycles>
    <meta:generator>LibreOffice/7.4.7.2$Linux_X86_64 LibreOffice_project/40$Build-2</meta:generator>
    <meta:document-statistic meta:table-count="1" meta:cell-count="134" meta:object-count="0"/>
  </office:meta>
</office:document-meta>
</file>